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text-properties style:font-name="Times New Roman"/>
    </style:style>
    <style:style style:name="P2" style:family="paragraph" style:parent-style-name="Standard">
      <style:paragraph-properties fo:line-height="150%"/>
      <style:text-properties style:font-name="Times New Roman"/>
    </style:style>
    <style:style style:name="P3" style:family="paragraph" style:parent-style-name="Text_20_body">
      <style:paragraph-properties fo:line-height="150%"/>
    </style:style>
    <style:style style:name="P4" style:family="paragraph" style:parent-style-name="Text_20_body">
      <style:paragraph-properties fo:line-height="150%"/>
      <style:text-properties officeooo:paragraph-rsid="001e0700"/>
    </style:style>
    <style:style style:name="P5" style:family="paragraph" style:parent-style-name="Text_20_body">
      <style:paragraph-properties fo:line-height="150%"/>
      <style:text-properties officeooo:paragraph-rsid="0026da55"/>
    </style:style>
    <style:style style:name="P6" style:family="paragraph" style:parent-style-name="Text_20_body">
      <style:paragraph-properties fo:line-height="150%"/>
      <style:text-properties officeooo:paragraph-rsid="003a74cc"/>
    </style:style>
    <style:style style:name="P7" style:family="paragraph" style:parent-style-name="Text_20_body">
      <style:paragraph-properties fo:line-height="150%"/>
      <style:text-properties officeooo:paragraph-rsid="00343618"/>
    </style:style>
    <style:style style:name="P8" style:family="paragraph" style:parent-style-name="Text_20_body">
      <style:paragraph-properties fo:line-height="150%"/>
      <style:text-properties officeooo:paragraph-rsid="0039229c"/>
    </style:style>
    <style:style style:name="P9" style:family="paragraph" style:parent-style-name="Text_20_body">
      <style:paragraph-properties fo:line-height="150%"/>
      <style:text-properties officeooo:paragraph-rsid="003c028d"/>
    </style:style>
    <style:style style:name="P10" style:family="paragraph" style:parent-style-name="Text_20_body">
      <style:paragraph-properties fo:line-height="150%"/>
      <style:text-properties officeooo:paragraph-rsid="003d633e"/>
    </style:style>
    <style:style style:name="P11" style:family="paragraph" style:parent-style-name="Text_20_body">
      <style:paragraph-properties fo:line-height="150%"/>
      <style:text-properties officeooo:paragraph-rsid="003f1128"/>
    </style:style>
    <style:style style:name="P12" style:family="paragraph" style:parent-style-name="Heading_20_1" style:master-page-name="MP0">
      <style:paragraph-properties fo:line-height="150%" style:page-number="auto" fo:break-before="page"/>
      <style:text-properties style:font-name="Times New Roman" fo:font-size="12pt" style:font-size-asian="12pt" style:font-size-complex="12pt"/>
    </style:style>
    <style:style style:name="P13" style:family="paragraph" style:parent-style-name="Heading_20_1">
      <style:paragraph-properties fo:line-height="150%"/>
      <style:text-properties style:font-name="Times New Roman" fo:font-size="12pt" style:font-size-asian="12pt" style:font-size-complex="12pt"/>
    </style:style>
    <style:style style:name="P14" style:family="paragraph" style:parent-style-name="Heading_20_1">
      <style:paragraph-properties fo:line-height="150%"/>
      <style:text-properties style:font-name="Times New Roman" fo:font-size="14pt" officeooo:paragraph-rsid="003c028d" style:font-size-asian="14pt" style:font-size-complex="14pt"/>
    </style:style>
    <style:style style:name="P15" style:family="paragraph" style:parent-style-name="Heading_20_1">
      <style:paragraph-properties fo:line-height="150%"/>
    </style:style>
    <style:style style:name="P16" style:family="paragraph" style:parent-style-name="Heading_20_2">
      <style:paragraph-properties fo:line-height="150%"/>
      <style:text-properties style:font-name="Times New Roman" fo:font-size="12pt" style:font-size-asian="12pt" style:font-size-complex="12pt"/>
    </style:style>
    <style:style style:name="P17" style:family="paragraph" style:parent-style-name="Heading_20_2">
      <style:paragraph-properties fo:line-height="150%"/>
      <style:text-properties officeooo:paragraph-rsid="003a74cc"/>
    </style:style>
    <style:style style:name="P18" style:family="paragraph" style:parent-style-name="Heading_20_2">
      <style:paragraph-properties fo:line-height="150%"/>
    </style:style>
    <style:style style:name="P19" style:family="paragraph" style:parent-style-name="Heading_20_3">
      <style:paragraph-properties fo:line-height="150%"/>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officeooo:rsid="0003fe2d" style:font-size-asian="12pt" style:font-weight-asian="bold" style:font-size-complex="12pt" style:font-weight-complex="bold"/>
    </style:style>
    <style:style style:name="T4" style:family="text">
      <style:text-properties style:font-name="Times New Roman" fo:font-size="12pt" fo:font-weight="normal" officeooo:rsid="003a74cc" style:font-size-asian="12pt" style:font-weight-asian="normal" style:font-size-complex="12pt" style:font-weight-complex="normal"/>
    </style:style>
    <style:style style:name="T5" style:family="text">
      <style:text-properties style:font-name="Times New Roman" fo:font-size="12pt" fo:font-weight="normal" officeooo:rsid="003bc13f" style:font-size-asian="12pt" style:font-weight-asian="normal" style:font-size-complex="12pt" style:font-weight-complex="normal"/>
    </style:style>
    <style:style style:name="T6" style:family="text">
      <style:text-properties style:font-name="Times New Roman" fo:font-weight="bold" style:font-weight-asian="bold" style:font-weight-complex="bold"/>
    </style:style>
    <style:style style:name="T7" style:family="text">
      <style:text-properties style:font-name="Times New Roman" fo:font-weight="bold" officeooo:rsid="003f1128" style:font-weight-asian="bold" style:font-weight-complex="bold"/>
    </style:style>
    <style:style style:name="T8" style:family="text">
      <style:text-properties style:font-name="Times New Roman" style:font-name-complex="Times New Roman"/>
    </style:style>
    <style:style style:name="T9" style:family="text">
      <style:text-properties style:font-name="Times New Roman" style:font-weight-complex="bold"/>
    </style:style>
    <style:style style:name="T10" style:family="text">
      <style:text-properties style:font-name="Times New Roman" officeooo:rsid="001e0700"/>
    </style:style>
    <style:style style:name="T11" style:family="text">
      <style:text-properties style:font-name="Times New Roman" officeooo:rsid="002396b1"/>
    </style:style>
    <style:style style:name="T12" style:family="text">
      <style:text-properties style:font-name="Times New Roman" officeooo:rsid="0026da55"/>
    </style:style>
    <style:style style:name="T13" style:family="text">
      <style:text-properties style:font-name="Times New Roman" officeooo:rsid="0028bf90"/>
    </style:style>
    <style:style style:name="T14" style:family="text">
      <style:text-properties style:font-name="Times New Roman" officeooo:rsid="0028cc9f"/>
    </style:style>
    <style:style style:name="T15" style:family="text">
      <style:text-properties style:font-name="Times New Roman" officeooo:rsid="002a53de"/>
    </style:style>
    <style:style style:name="T16" style:family="text">
      <style:text-properties style:font-name="Times New Roman" officeooo:rsid="002e7645"/>
    </style:style>
    <style:style style:name="T17" style:family="text">
      <style:text-properties style:font-name="Times New Roman" officeooo:rsid="00303836"/>
    </style:style>
    <style:style style:name="T18" style:family="text">
      <style:text-properties style:font-name="Times New Roman" officeooo:rsid="003104aa"/>
    </style:style>
    <style:style style:name="T19" style:family="text">
      <style:text-properties style:font-name="Times New Roman" officeooo:rsid="0032c574"/>
    </style:style>
    <style:style style:name="T20" style:family="text">
      <style:text-properties style:font-name="Times New Roman" officeooo:rsid="0003fe2d"/>
    </style:style>
    <style:style style:name="T21" style:family="text">
      <style:text-properties style:font-name="Times New Roman" officeooo:rsid="00343618"/>
    </style:style>
    <style:style style:name="T22" style:family="text">
      <style:text-properties style:font-name="Times New Roman" officeooo:rsid="00361e5f"/>
    </style:style>
    <style:style style:name="T23" style:family="text">
      <style:text-properties style:font-name="Times New Roman" officeooo:rsid="0037e6e4"/>
    </style:style>
    <style:style style:name="T24" style:family="text">
      <style:text-properties style:font-name="Times New Roman" officeooo:rsid="0039229c"/>
    </style:style>
    <style:style style:name="T25" style:family="text">
      <style:text-properties style:font-name="Times New Roman" officeooo:rsid="003bc13f"/>
    </style:style>
    <style:style style:name="T26" style:family="text">
      <style:text-properties style:font-name="Times New Roman" officeooo:rsid="003d633e"/>
    </style:style>
    <style:style style:name="T27" style:family="text">
      <style:text-properties style:font-name="Times New Roman" officeooo:rsid="003f0285"/>
    </style:style>
    <style:style style:name="T28" style:family="text">
      <style:text-properties style:font-name="Times New Roman" officeooo:rsid="003f1128"/>
    </style:style>
    <style:style style:name="T29" style:family="text">
      <style:text-properties fo:font-weight="normal" officeooo:rsid="0026da55" style:font-weight-asian="normal" style:font-weight-complex="normal"/>
    </style:style>
    <style:style style:name="T30" style:family="text">
      <style:text-properties fo:font-weight="normal" officeooo:rsid="002c4c92" style:font-weight-asian="normal" style:font-weight-complex="normal"/>
    </style:style>
    <style:style style:name="T31" style:family="text">
      <style:text-properties fo:font-weight="bold" officeooo:rsid="0026da55" style:font-weight-asian="bold" style:font-weight-complex="bold"/>
    </style:style>
    <style:style style:name="T32" style:family="text">
      <style:text-properties fo:font-weight="bold" officeooo:rsid="000524a8" style:font-weight-asian="bold" style:font-weight-complex="bold"/>
    </style:style>
    <style:style style:name="T33" style:family="text">
      <style:text-properties fo:font-weight="bold" officeooo:rsid="000636ae" style:font-weight-asian="bold" style:font-weight-complex="bold"/>
    </style:style>
    <style:style style:name="T34" style:family="text">
      <style:text-properties fo:font-weight="bold" officeooo:rsid="0003fe2d" style:font-weight-asian="bold" style:font-weight-complex="bold"/>
    </style:style>
    <style:style style:name="T35" style:family="text">
      <style:text-properties fo:font-weight="bold" officeooo:rsid="00343618" style:font-weight-asian="bold" style:font-weight-complex="bold"/>
    </style:style>
    <style:style style:name="T36" style:family="text">
      <style:text-properties fo:font-weight="bold" officeooo:rsid="003a74cc" style:font-weight-asian="bold" style:font-weight-complex="bold"/>
    </style:style>
    <style:style style:name="T37" style:family="text">
      <style:text-properties fo:font-size="12pt" fo:font-weight="normal" officeooo:rsid="001e0700" style:font-size-asian="12pt" style:font-weight-asian="normal" style:font-name-complex="Mangal" style:font-size-complex="12pt" style:font-weight-complex="normal"/>
    </style:style>
    <style:style style:name="T38" style:family="text">
      <style:text-properties fo:font-size="12pt" fo:font-weight="normal" officeooo:rsid="003bc13f" style:font-size-asian="12pt" style:font-weight-asian="normal" style:font-name-complex="Mangal" style:font-size-complex="12pt" style:font-weight-complex="normal"/>
    </style:style>
    <style:style style:name="T39" style:family="text">
      <style:text-properties fo:font-size="12pt" fo:font-weight="bold" officeooo:rsid="0003fe2d" style:font-size-asian="12pt" style:font-weight-asian="bold" style:font-size-complex="12pt" style:font-weight-complex="bold"/>
    </style:style>
    <style:style style:name="T40" style:family="text">
      <style:text-properties officeooo:rsid="0003fe2d"/>
    </style:style>
    <style:style style:name="T41" style:family="text">
      <style:text-properties officeooo:rsid="000524a8"/>
    </style:style>
    <style:style style:name="T42" style:family="text">
      <style:text-properties officeooo:rsid="000636ae"/>
    </style:style>
    <style:style style:name="T43" style:family="text">
      <style:text-properties officeooo:rsid="0033ef54"/>
    </style:style>
    <style:style style:name="T44" style:family="text">
      <style:text-properties officeooo:rsid="00343618"/>
    </style:style>
    <style:style style:name="T45" style:family="text">
      <style:text-properties officeooo:rsid="0037e6e4"/>
    </style:style>
    <style:style style:name="T4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Sampling</text:h>
      <text:h text:style-name="P16" text:outline-level="2">Sampling sites</text:h>
      <text:p text:style-name="P7"><text:span text:style-name="Police_20_par_20_défaut"><text:span text:style-name="T1">All the sampling sites belong to Orchamp Observatory (</text:span></text:span><text:a xlink:type="simple" xlink:href="https://orchamp.osug.fr/" office:target-frame-name="_top" xlink:show="replace" text:style-name="Internet_20_link" text:visited-style-name="Visited_20_Internet_20_Link"><text:span text:style-name="Police_20_par_20_défaut"><text:span text:style-name="T1">https://orchamp.osug.fr</text:span></text:span></text:a><text:span text:style-name="Police_20_par_20_défaut"><text:span text:style-name="T1">). The 11 studied altitudinal gradients were located in the Alps and the Pyrenees mountains, both in France :</text:span></text:span><text:span text:style-name="Police_20_par_20_défaut"><text:span text:style-name="T3">Argentière </text:span></text:span><text:span text:style-name="Police_20_par_20_défaut"><text:span text:style-name="T20">(Chamonix Mont-Blanc - 45.985496, </text:span></text:span><text:span text:style-name="T40">6.947277</text:span><text:span text:style-name="T43">), </text:span><text:span text:style-name="T39">Armenaz </text:span><text:span text:style-name="T40">(Ecole – 45.625926, 6.228909</text:span><text:span text:style-name="T44">), </text:span><text:span text:style-name="T34">Cauterets </text:span><text:span text:style-name="T40">(Cauterets – 42.831, 0.174</text:span><text:span text:style-name="T44">), </text:span><text:span text:style-name="T34">Chaillol </text:span><text:span text:style-name="T40">(Chaillol – 44.721, 6.187555</text:span><text:span text:style-name="T44">), </text:span><text:span text:style-name="T34">Forêt du Bout </text:span><text:span text:style-name="T40">(Pinsot – 45.324, 6.107), <text:s/></text:span><text:span text:style-name="T34">Lac Vert/</text:span><text:span text:style-name="T35">Vallée</text:span><text:span text:style-name="T34"> du </text:span><text:span text:style-name="T35">Lys </text:span><text:span text:style-name="T40">(Saint Mamet - 42.72073, 0.5675), </text:span><text:span text:style-name="T34">Mounier </text:span><text:span text:style-name="T40">(Beuil – 44.142, 6.983), </text:span><text:span text:style-name="T34">Pécloz </text:span><text:span text:style-name="T40">(Ecole – 45.638226, 6.217314), </text:span><text:span text:style-name="T32">Ristolas </text:span><text:span text:style-name="T40">(</text:span><text:span text:style-name="T41">Ristolas – </text:span><text:span text:style-name="T40">44.724622, 7.031392), </text:span><text:span text:style-name="T32">Saint-Barthélémy </text:span><text:span text:style-name="T40">(</text:span><text:span text:style-name="T41">Montségur – </text:span><text:span text:style-name="T40">42.838705, 1.797797), </text:span><text:span text:style-name="T33">Tania</text:span><text:span text:style-name="T40">(</text:span><text:span text:style-name="T42">Courchevel – </text:span><text:span text:style-name="T40">45.414, 6.601), </text:span><text:span text:style-name="T33">Valloire</text:span><text:span text:style-name="T40">(</text:span><text:span text:style-name="T42">Valloire – </text:span><text:span text:style-name="T40">45.126224, 6.397591), </text:span><text:span text:style-name="T44">and</text:span><text:span text:style-name="T40"> </text:span><text:span text:style-name="T33">Ventoux Nord</text:span><text:span text:style-name="T40">(Beaumont du Ventoux – 44.177, 5.251). </text:span><text:span text:style-name="Police_20_par_20_défaut"><text:span text:style-name="T1">Samplings have been realized in 2021 and 2022 during early Automn (September to October).</text:span></text:span></text:p>
      <text:p text:style-name="P6"><text:span text:style-name="Police_20_par_20_défaut"><text:span text:style-name="T36">Plots</text:span></text:span></text:p>
      <text:h text:style-name="P17" text:outline-level="2" text:is-list-header="true"><text:span text:style-name="Police_20_par_20_défaut"><text:span text:style-name="T4">The plots measures 900m², and are spaced from each other by a minimum altitude of 200m, for every gradient. The </text:span></text:span><text:span text:style-name="Police_20_par_20_défaut"><text:span text:style-name="T5">lowest </text:span></text:span><text:span text:style-name="Police_20_par_20_défaut"><text:span text:style-name="T4">starts at 1130 meters (Ventoux Nord), and the highest one is placed at 2940 meters (Chaillol). In average, four plot are placed in every gradient. </text:span></text:span><text:span text:style-name="Police_20_par_20_défaut"><text:span text:style-name="T5">Every plot has the same orientation, has a homogeneous topography, don’t include water stream, are far from paths but can include pasture.</text:span></text:span></text:h>
      <text:h text:style-name="P18" text:outline-level="2"><text:span text:style-name="Police_20_par_20_défaut"><text:span text:style-name="T2">Sampling methods</text:span></text:span></text:h>
      <text:p text:style-name="P4"><text:span text:style-name="Marque_20_de_20_commentaire"><text:span text:style-name="T37">As every organism isn’t present at the same depth of the soil, don’t have the same physical niche, and the same </text:span></text:span><text:span text:style-name="Marque_20_de_20_commentaire"><text:span text:style-name="T38">moving</text:span></text:span><text:span text:style-name="Marque_20_de_20_commentaire"><text:span text:style-name="T37"> pattern, we need to use multiple methods to capture them.</text:span></text:span></text:p>
      <text:h text:style-name="P19" text:outline-level="3">Pitfall traps</text:h>
      <text:p text:style-name="P3"><text:span text:style-name="Police_20_par_20_défaut"><text:span text:style-name="T1">In every plot, six pitfall traps have been placed 15 m apart in two lines at the edges of the ‘permanent placette’. A pitfall trap was made of a 125 ml plastic pot, buried up to its superior border and filled with about 40 ml of vinegar over saturated in salt. This solution killed organisms, avoided consumption and conserved individuals. To limit additional organic matter and water filling by rain, a cap was placed 5 cm over the pot. The traps were collected 1 month after their setting. Back at the laboratory, organisms were desalted into tap water during two days and then stored in 98° alcohol. </text:span></text:span></text:p>
      <text:h text:style-name="P19" text:outline-level="3"><text:soft-page-break/>Soil hand sorting</text:h>
      <text:p text:style-name="P3"><text:span text:style-name="Police_20_par_20_défaut"><text:span text:style-name="T1">In every plot, four soil monoliths were excavated outside the corners of the ‘permanent placette’. Before digging, vegetation was removed and animals in plant litter were hand sorted. Soil blocks were 25 x 25 cm in surface and up to 20 cm in depth. Then, macrofauna was hand sorted from soil blocks and stored in 98° alcohol. </text:span></text:span></text:p>
      <text:h text:style-name="P13" text:outline-level="1">Identification</text:h>
      <text:p text:style-name="P3"><office:annotation office:name="5" loext:resolved="false"><dc:creator>Mickael HEDDE</dc:creator><dc:date>2023-06-01T21:57:00</dc:date><text:p>Il faut donner les clés d’identification</text:p></office:annotation><text:span text:style-name="Police_20_par_20_défaut"><text:span text:style-name="T1">Lumbricinae, Carabidae, Isopoda and Diplopoda </text:span></text:span><office:annotation-end office:name="5"/><text:span text:style-name="Police_20_par_20_défaut"><text:span text:style-name="T1">have been identified precisely to species (or at least to genus) by specialists in laboratory (See Acknowledgements part). </text:span></text:span><text:span text:style-name="Police_20_par_20_défaut"><text:span text:style-name="T10">All theses individuals</text:span></text:span><text:span text:style-name="Police_20_par_20_défaut"><text:span text:style-name="T1"> account for </text:span></text:span><text:span text:style-name="Police_20_par_20_défaut"><text:span text:style-name="T10">60</text:span></text:span><text:span text:style-name="Police_20_par_20_défaut"><text:span text:style-name="T1">% of macro fauna diversity in average.</text:span></text:span></text:p>
      <text:p text:style-name="P3"><text:span text:style-name="Police_20_par_20_défaut"><text:span text:style-name="T1">The other </text:span></text:span><text:span text:style-name="Police_20_par_20_défaut"><text:span text:style-name="T10">individuals</text:span></text:span><text:span text:style-name="Police_20_par_20_défaut"><text:span text:style-name="T1"> </text:span></text:span><text:span text:style-name="Police_20_par_20_défaut"><text:span text:style-name="T10">(accounting for 40% of total species identified) </text:span></text:span><text:span text:style-name="Police_20_par_20_défaut"><text:span text:style-name="T1">have been proposed for identification by citizen science through to the web-application Inaturalist. All observations can be found here: </text:span></text:span><text:a xlink:type="simple" xlink:href="https://www.inaturalist.org/projects/orchamp_global" office:target-frame-name="_top" xlink:show="replace" text:style-name="Internet_20_link" text:visited-style-name="Visited_20_Internet_20_Link"><text:span text:style-name="Police_20_par_20_défaut"><text:span text:style-name="T1">https://www.inaturalist.org/projects/orchamp_global</text:span></text:span></text:a></text:p>
      <text:p text:style-name="P3"><text:span text:style-name="Police_20_par_20_défaut"><text:span text:style-name="T1">Individuals were grouped in morphotypes in each sample. On average two pictures, namely dorsal and ventral view, have been taken for each morphotype. Photographs of small organisms are obtained under binocular magnifier equipped with a Monochroma Camera. The software Capture V2.4 stacks a live video at different focal distances to get a stacked photo. Larger organisms are placed under a Panasonic Lumix 25-600 at ~30 cm from the device.</text:span></text:span></text:p>
      <text:p text:style-name="P3"><text:span text:style-name="Police_20_par_20_défaut"><text:span text:style-name="T1">A unique ID was attributed to each individuals that has been photographed. Then photographs were posted on Inaturalist, with metadata (spatial coordinates, date of sampling) and a proposed identification that was then challenged and improved by INaturalist participants. The present dataset corresponds to an extraction from INaturalist </text:span></text:span><text:span text:style-name="Police_20_par_20_défaut"><text:span text:style-name="T11">the 02/06/2023.</text:span></text:span><text:span text:style-name="Police_20_par_20_défaut"><text:span text:style-name="T1"> and that was merged with identification made in the lab thanks to the unique ID attributed to each photographs. </text:span></text:span></text:p>
      <text:p text:style-name="P5"><text:span text:style-name="Police_20_par_20_défaut"><text:span text:style-name="T31">Trophic Guilds creation</text:span></text:span></text:p>
      <text:p text:style-name="P5"><text:span text:style-name="Police_20_par_20_défaut"><text:span text:style-name="T29">In order to create trophic guilds, we looked after the species database composition. We decided to group Chrysomelidae family and Orthoptera order together as representatives of Herbivores group or green chain. </text:span></text:span><text:span text:style-name="Police_20_par_20_défaut"><text:span text:style-name="T30">We associated with this group the “Pitfall Trap” method, because it’s mostly species that walk on the ground. </text:span></text:span><text:span text:style-name="Police_20_par_20_défaut"><text:span text:style-name="T29">Predators group is composed by Carabidae family. </text:span></text:span><text:span text:style-name="Police_20_par_20_défaut"><text:span text:style-name="T30">The “Pitfall Trap” is also chosen. </text:span></text:span><text:span text:style-name="Police_20_par_20_défaut"><text:span text:style-name="T29">Detritivores were represented by Clitellata and diplopoda class, Isopoda order and Geotrupidae family. </text:span></text:span><text:span text:style-name="Police_20_par_20_défaut"><text:span text:style-name="T30">As they belong to multiple order and diverse movement into the soil, we selected the 3 methods together : pitfall </text:span></text:span><text:soft-page-break/><text:span text:style-name="Police_20_par_20_défaut"><text:span text:style-name="T30">trap and soil hand sorting.</text:span></text:span><text:span text:style-name="Police_20_par_20_défaut"><text:span text:style-name="T29"> Finally, parasitoid trophic guild are composed by all the Hymenoptera we gathered, except the Formicidae family. </text:span></text:span><text:span text:style-name="Police_20_par_20_défaut"><text:span text:style-name="T30">They can be captured thanks to the “pitfall trap” method. [</text:span></text:span><text:span text:style-name="Police_20_par_20_défaut"><text:span text:style-name="T31">REF]</text:span></text:span></text:p>
      <text:h text:style-name="P15" text:outline-level="1"><text:span text:style-name="Police_20_par_20_défaut"><text:span text:style-name="T2">Environmental data</text:span></text:span></text:h>
      <text:p text:style-name="P10"><text:span text:style-name="Police_20_par_20_défaut"><text:span text:style-name="T13">For Alps : Monthly mean temperatures, monthly mean precipitations, soils composition, pH are </text:span></text:span><text:span text:style-name="Police_20_par_20_défaut"><text:span text:style-name="T1"><text:s/>available at </text:span></text:span><text:a xlink:type="simple" xlink:href="https://shiny.osug.fr/app/orchamp_download" text:style-name="Internet_20_link" text:visited-style-name="Visited_20_Internet_20_Link"><text:span text:style-name="Police_20_par_20_défaut"><text:span text:style-name="T1">https://shiny.osug.fr/app/orchamp_download</text:span></text:span></text:a><text:span text:style-name="Police_20_par_20_défaut"><text:span text:style-name="T1">. <text:s/>For </text:span></text:span><text:span text:style-name="Police_20_par_20_défaut"><text:span text:style-name="T12">Pyrenees sites</text:span></text:span><text:span text:style-name="Police_20_par_20_défaut"><text:span text:style-name="T1"> we asked Orchamp Team in order to complete the environmental factors database, with all the variables </text:span></text:span><text:span text:style-name="Police_20_par_20_défaut"><text:span text:style-name="T13">we hypothetised</text:span></text:span><text:span text:style-name="Police_20_par_20_défaut"><text:span text:style-name="T1"> driving each trophic guild variance. The variables </text:span></text:span><text:span text:style-name="Police_20_par_20_défaut"><text:span text:style-name="T13">used </text:span></text:span><text:span text:style-name="Police_20_par_20_défaut"><text:span text:style-name="T1">for analysis, </text:span></text:span><text:span text:style-name="Police_20_par_20_défaut"><text:span text:style-name="T13">for all the groups</text:span></text:span><text:span text:style-name="Police_20_par_20_défaut"><text:span text:style-name="T1"> are the following </text:span></text:span><text:span text:style-name="Police_20_par_20_défaut"><text:span text:style-name="T25">1)</text:span></text:span><text:span text:style-name="Police_20_par_20_défaut"><text:span text:style-name="T1"> </text:span></text:span><text:span text:style-name="Police_20_par_20_défaut"><text:span text:style-name="T26">Physical stressing variables</text:span></text:span><text:span text:style-name="Police_20_par_20_défaut"><text:span text:style-name="T15"> :</text:span></text:span><text:span text:style-name="Police_20_par_20_défaut"><text:span text:style-name="T1"> </text:span></text:span><text:span text:style-name="Police_20_par_20_défaut"><text:span text:style-name="T15">A</text:span></text:span><text:span text:style-name="Police_20_par_20_défaut"><text:span text:style-name="T13">nnual mean temperature (</text:span></text:span><text:span text:style-name="Police_20_par_20_défaut"><text:span text:style-name="T1">TmeanY.mean</text:span></text:span><text:span text:style-name="Police_20_par_20_défaut"><text:span text:style-name="T13">)</text:span></text:span><text:span text:style-name="Police_20_par_20_défaut"><text:span text:style-name="T1">, </text:span></text:span><text:span text:style-name="Police_20_par_20_défaut"><text:span text:style-name="T14">mean temperature at 1cm above ground and mean temperature at 4 cm above ground (TG1.degres.mean <text:s/>and TG4.degres.mean), snow thickness (DSN_T_ISBA.mean) </text:span></text:span><text:span text:style-name="Police_20_par_20_défaut"><text:span text:style-name="T13">annual mean precipitations (</text:span></text:span><text:span text:style-name="Police_20_par_20_défaut"><text:span text:style-name="T1">PtotY.mean</text:span></text:span><text:span text:style-name="Police_20_par_20_défaut"><text:span text:style-name="T13">), </text:span></text:span><text:span text:style-name="Police_20_par_20_défaut"><text:span text:style-name="T26">t</text:span></text:span><text:span text:style-name="Police_20_par_20_défaut"><text:span text:style-name="T13">he mean of pH </text:span></text:span><text:span text:style-name="Police_20_par_20_défaut"><text:span text:style-name="T15">(pH mean).</text:span></text:span><text:span text:style-name="Police_20_par_20_défaut"><text:span text:style-name="T13"> </text:span></text:span><text:span text:style-name="Police_20_par_20_défaut"><text:span text:style-name="T25">2) </text:span></text:span><text:span text:style-name="Police_20_par_20_défaut"><text:span text:style-name="T26">Variables</text:span></text:span><text:span text:style-name="Police_20_par_20_défaut"><text:span text:style-name="T15"> </text:span></text:span><text:span text:style-name="Police_20_par_20_défaut"><text:span text:style-name="T26">related to energy </text:span></text:span><text:span text:style-name="Police_20_par_20_défaut"><text:span text:style-name="T15">: </text:span></text:span><text:span text:style-name="Police_20_par_20_défaut"><text:span text:style-name="T13">The mean of NDVI index (</text:span></text:span><text:span text:style-name="Police_20_par_20_défaut"><text:span text:style-name="T1">ndvi.mean</text:span></text:span><text:span text:style-name="Police_20_par_20_défaut"><text:span text:style-name="T13">)</text:span></text:span><text:span text:style-name="Police_20_par_20_défaut"><text:span text:style-name="T1">, </text:span></text:span><text:span text:style-name="Police_20_par_20_défaut"><text:span text:style-name="T13">the minimum of NDVI index (NDVImin), the maximum of NDVI index (NDVImax), organic matter content in %(PRCTMOmean). </text:span></text:span><text:span text:style-name="Police_20_par_20_défaut"><text:span text:style-name="T25">3) </text:span></text:span><text:span text:style-name="Police_20_par_20_défaut"><text:span text:style-name="T26">Ressource heterogeneity</text:span></text:span><text:span text:style-name="Police_20_par_20_défaut"><text:span text:style-name="T15"> :</text:span></text:span><text:span text:style-name="Police_20_par_20_défaut"><text:span text:style-name="T13"> </text:span></text:span><text:span text:style-name="Police_20_par_20_défaut"><text:span text:style-name="T16">A dissimilarity vegetal matrix (matrix_1),</text:span></text:span><text:span text:style-name="Police_20_par_20_défaut"><text:span text:style-name="T15"> </text:span></text:span><text:span text:style-name="Police_20_par_20_défaut"><text:span text:style-name="T16">v</text:span></text:span><text:span text:style-name="Police_20_par_20_défaut"><text:span text:style-name="T13">egetal Specific richness (Rveg), </text:span></text:span><text:span text:style-name="Police_20_par_20_défaut"><text:span text:style-name="T14">the macro fauna </text:span></text:span><text:span text:style-name="Police_20_par_20_défaut"><text:span text:style-name="T15">Specific Richness</text:span></text:span><text:span text:style-name="Police_20_par_20_défaut"><text:span text:style-name="T14"> (Resp),</text:span></text:span><text:span text:style-name="Police_20_par_20_défaut"><text:span text:style-name="T13"> <text:s/></text:span></text:span><text:span text:style-name="Police_20_par_20_défaut"><text:span text:style-name="T25">4)</text:span></text:span><text:span text:style-name="Police_20_par_20_défaut"><text:span text:style-name="T13"> </text:span></text:span><text:span text:style-name="Police_20_par_20_défaut"><text:span text:style-name="T26">Complex </text:span></text:span><text:span text:style-name="Police_20_par_20_défaut"><text:span text:style-name="T15">Habitat variables : </text:span></text:span><text:span text:style-name="Police_20_par_20_défaut"><text:span text:style-name="T13">the opening of the </text:span></text:span><text:span text:style-name="Police_20_par_20_défaut"><text:span text:style-name="T14">environment (Forest or Open : called “Milieu”), the altitude (Alt). </text:span></text:span><text:span text:style-name="Police_20_par_20_défaut"><text:span text:style-name="T15">Geographic variables are represented by </text:span></text:span><text:span text:style-name="Police_20_par_20_défaut"><text:span text:style-name="T14">geographic coordinates (X_L93 and Y_L93).</text:span></text:span><text:span text:style-name="Police_20_par_20_défaut"><text:span text:style-name="T1"><text:line-break/></text:span></text:span><text:span text:style-name="Police_20_par_20_défaut"><text:span text:style-name="T13">For Detritivores, we added this pool of variables, in line with [REF] : </text:span></text:span><text:span text:style-name="Police_20_par_20_défaut"><text:span text:style-name="T14">Nutrient content </text:span></text:span><text:span text:style-name="Police_20_par_20_défaut"><text:span text:style-name="T27">(included into Energy related variables)</text:span></text:span><text:span text:style-name="Police_20_par_20_défaut"><text:span text:style-name="T14"> : Nigrogene (Nmean), Aluminium (Almean), Calcium (Camean), Iron (Fermean), Magnesium (mgmean), Manganese (Mnmean), Phosphorus (Phosmean), Potassium (Kmean) and </text:span></text:span><text:span text:style-name="Police_20_par_20_défaut"><text:span text:style-name="T15">Sodium (Namean). We also included </text:span></text:span><text:span text:style-name="Police_20_par_20_défaut"><text:span text:style-name="T28">in Habitat heterogeneity group : </text:span></text:span><text:span text:style-name="Police_20_par_20_défaut"><text:span text:style-name="T15">Clay content (Argilemean) , Calcalerous content (Calcmean), the proportion of fine silt (Limfinmean), coarse silt (Limgrosmean), fine sand (Sablefinmean) and coase sand (Sablegrosmean).</text:span></text:span></text:p>
      <text:p text:style-name="P11"><text:span text:style-name="Police_20_par_20_défaut"><text:span text:style-name="T28">The selection of variables groups has been done regarding</text:span></text:span><text:span text:style-name="Police_20_par_20_défaut"><text:span text:style-name="T7"> [CALDERON]</text:span></text:span><text:span text:style-name="Police_20_par_20_défaut"><text:span text:style-name="T28"> work. Physical Stressing variables come from Physical Tolerance Hypothesis, Variables related to energy are inspired from Energy Hypothesis, Ressource Heterogeneity come from Ressource heterogeneity Hypothesis. Complex driving factor and geographic factor have been added, from our own choice, in order to observe the potential hidden effect of theses kind of variables. [ref citee plus haut]. We decided not to include Habitat heterogeneity group else </text:span></text:span><text:soft-page-break/><text:span text:style-name="Police_20_par_20_défaut"><text:span text:style-name="T28">where than in Detritivores groups, because it’s composed of soil characteristics, less important for other trophic groups. </text:span></text:span><text:span text:style-name="Police_20_par_20_défaut"><text:span text:style-name="T7">[ref]</text:span></text:span></text:p>
      <text:p text:style-name="P3"><text:span text:style-name="Police_20_par_20_défaut"><text:span text:style-name="T6">Scales of analysis</text:span></text:span></text:p>
      <text:p text:style-name="P9"><text:span text:style-name="Police_20_par_20_défaut"><text:span text:style-name="T1">Spatial scales of study targeted was the sample scale, plot scale, gradient scale, </text:span></text:span><text:span text:style-name="Police_20_par_20_défaut"><text:span text:style-name="T25">and mountains scale.</text:span></text:span></text:p>
      <text:h text:style-name="P14" text:outline-level="1">Statistical analysis</text:h>
      <text:p text:style-name="P3"><text:span text:style-name="Police_20_par_20_défaut"><text:span text:style-name="T6">Additive Diversity Partitioning</text:span></text:span></text:p>
      <text:p text:style-name="P3"><text:span text:style-name="Police_20_par_20_défaut"><text:span text:style-name="T1">We performed an additive partitioning of species diversity to quantify differences in species composition at various nested spatial scales. Mean values of species diversity at lower spatial scale (</text:span></text:span><text:span text:style-name="Police_20_par_20_défaut"><text:span text:style-name="T8">α</text:span></text:span><text:span text:style-name="Police_20_par_20_défaut"><text:span text:style-name="T1"> diversity, sample) of a sampling hierarchy (</text:span></text:span><text:span text:style-name="Police_20_par_20_défaut"><text:span text:style-name="T8">β</text:span></text:span><text:span text:style-name="Police_20_par_20_défaut"><text:span text:style-name="T1"> diversity between plots, gradients, …) are compared to the total diversity in the entire data set (</text:span></text:span><text:span text:style-name="Police_20_par_20_défaut"><text:span text:style-name="T8">γ</text:span></text:span><text:span text:style-name="Police_20_par_20_défaut"><text:span text:style-name="T1"> diversity, Alps+Pyrénnées). </text:span></text:span><text:span text:style-name="Police_20_par_20_défaut"><text:span text:style-name="T17">Beta1 is the diversity between sample, that is to say, between pit traps, or between monoliths of soils.</text:span></text:span></text:p>
      <text:p text:style-name="P8"><text:span text:style-name="Police_20_par_20_défaut"><text:span text:style-name="T24">Beta 2 is the diversity between plot, a place, ie, a site and altitude. Beta 3 represents the difference between two sampling sites.</text:span></text:span></text:p>
      <text:p text:style-name="P3"><text:span text:style-name="Police_20_par_20_défaut"><text:span text:style-name="T1">We used the function adipart() from the vegan package. We inquired </text:span></text:span><text:span text:style-name="Police_20_par_20_défaut"><text:span text:style-name="T18">two data base : </text:span></text:span><text:span text:style-name="Police_20_par_20_défaut"><text:span text:style-name="T1">the </text:span></text:span><text:span text:style-name="Police_20_par_20_défaut"><text:span text:style-name="T18">species</text:span></text:span><text:span text:style-name="Police_20_par_20_défaut"><text:span text:style-name="T1"> database, </text:span></text:span><text:span text:style-name="Police_20_par_20_défaut"><text:span text:style-name="T18">and the database that regroups the different scales of study </text:span></text:span><text:span text:style-name="Police_20_par_20_défaut"><text:span text:style-name="T24">(Alpha1, Beta1, Beta2, Beta3).</text:span></text:span><text:span text:style-name="Police_20_par_20_défaut"><text:span text:style-name="T1"> We also </text:span></text:span><text:span text:style-name="Police_20_par_20_défaut"><text:span text:style-name="T19">computed</text:span></text:span><text:span text:style-name="Police_20_par_20_défaut"><text:span text:style-name="T1"> 3 diversity index </text:span></text:span><text:span text:style-name="Police_20_par_20_défaut"><text:span text:style-name="T19">(Specific Richness, Shannon and Simpson) to evaluate diversity. We specified the</text:span></text:span><text:span text:style-name="Police_20_par_20_défaut"><text:span text:style-name="T1"> argument ‘prop’ for weighting </text:span></text:span><text:span text:style-name="Police_20_par_20_défaut"><text:span text:style-name="T24">diversity index </text:span></text:span><text:span text:style-name="Police_20_par_20_défaut"><text:span text:style-name="T1">by abundance, and performed 150 </text:span></text:span><text:span text:style-name="Police_20_par_20_défaut"><text:span text:style-name="T19">permutations</text:span></text:span><text:span text:style-name="Police_20_par_20_défaut"><text:span text:style-name="T1">.</text:span></text:span></text:p>
      <text:p text:style-name="P3"><text:span text:style-name="Police_20_par_20_défaut"><text:span text:style-name="T9">Then, </text:span></text:span><text:span text:style-name="Police_20_par_20_défaut"><text:span text:style-name="T1">we performed a hierarchical null model with the function hiersimu() from the package vegan. The results informed about which beta diversity scale is different from a null model, </text:span></text:span><text:span text:style-name="Police_20_par_20_défaut"><text:span text:style-name="T24">created by permutations</text:span></text:span><text:span text:style-name="Police_20_par_20_défaut"><text:span text:style-name="T1"> where species are randomly distributed. We inquired the same data bases as additive variance partitioning. </text:span></text:span><text:span text:style-name="Police_20_par_20_défaut"><text:span text:style-name="T19">We let o</text:span></text:span><text:span text:style-name="Police_20_par_20_défaut"><text:span text:style-name="T1">ther arguments by default and we </text:span></text:span><text:span text:style-name="Police_20_par_20_défaut"><text:span text:style-name="T19">also</text:span></text:span><text:span text:style-name="Police_20_par_20_défaut"><text:span text:style-name="T1"> performed 150 </text:span></text:span><text:span text:style-name="Police_20_par_20_défaut"><text:span text:style-name="T19">permutations</text:span></text:span><text:span text:style-name="Police_20_par_20_défaut"><text:span text:style-name="T1">.</text:span></text:span></text:p>
      <text:h text:style-name="P18" text:outline-level="2"><text:span text:style-name="Police_20_par_20_défaut"><text:span text:style-name="T2">Global Dissimilarity Model (GDM)</text:span></text:span></text:h>
      <text:p text:style-name="P7"><text:span text:style-name="Police_20_par_20_défaut"><text:span text:style-name="T21">The Global Dissimilarity Model analyses </text:span></text:span><text:span text:style-name="Police_20_par_20_défaut"><text:span text:style-name="T22">biodiversity patterns</text:span></text:span><text:span text:style-name="Police_20_par_20_défaut"><text:span text:style-name="T21">. Here, it allows us to identify the main predictors influencing beta diversity, “</text:span></text:span><text:span text:style-name="Police_20_par_20_défaut"><text:span text:style-name="T22">S</text:span></text:span><text:span text:style-name="Police_20_par_20_défaut"><text:span text:style-name="T21">pecifically by relating biological dissimilarity between sites to how much sites differ in their environmental conditions </text:span></text:span><text:soft-page-break/><text:span text:style-name="Police_20_par_20_défaut"><text:span text:style-name="T21">(environmental distance) and how isolated they are from one another (geographical distance)” </text:span></text:span><text:span text:style-name="Police_20_par_20_défaut"><text:span text:style-name="T22">(https://mfitzpatrick.al.umces.edu/gdm/).</text:span></text:span></text:p>
      <text:p text:style-name="P3"><text:span text:style-name="Police_20_par_20_défaut"><text:span text:style-name="T1">For the four trophic guild, we have created a </text:span></text:span><text:span text:style-name="Police_20_par_20_défaut"><text:span text:style-name="T16">main</text:span></text:span><text:span text:style-name="Police_20_par_20_défaut"><text:span text:style-name="T1"> dissimilarity matrix between samples, between plots and between gradients </text:span></text:span><text:span text:style-name="Police_20_par_20_défaut"><text:span text:style-name="T16">(depending on the study scale)</text:span></text:span><text:span text:style-name="Police_20_par_20_défaut"><text:span text:style-name="T1"> using the function vegdist() from the package vegan. </text:span></text:span><text:span text:style-name="Police_20_par_20_défaut"><text:span text:style-name="T16">The distance used was Bray-Curtis. </text:span></text:span><text:span text:style-name="Police_20_par_20_défaut"><text:span text:style-name="T23">We call is community matrix.</text:span></text:span></text:p>
      <text:p text:style-name="P3"><text:span text:style-name="Police_20_par_20_défaut"><text:span text:style-name="T1">Then, we created </text:span></text:span><text:span text:style-name="Police_20_par_20_défaut"><text:span text:style-name="T16">the </text:span></text:span><text:span text:style-name="Police_20_par_20_défaut"><text:span text:style-name="T1">dissimilarity matrix for plant species </text:span></text:span><text:span text:style-name="Police_20_par_20_défaut"><text:span text:style-name="T16">(matrix_1, biotic variable) </text:span></text:span><text:span text:style-name="Police_20_par_20_défaut"><text:span text:style-name="T1">to compare with </text:span></text:span><text:span text:style-name="Police_20_par_20_défaut"><text:span text:style-name="T16">main </text:span></text:span><text:span text:style-name="Police_20_par_20_défaut"><text:span text:style-name="T1">community matrix, also with vegdist. The distance used was also Bray-Curtis distance.</text:span></text:span></text:p>
      <text:p text:style-name="P1">Then we created an object with the function formatsitepair() (from gdm packages). We inquired the community matrix, the environmental data, the plant dissimilarity matrix and precised geographic coordinates column. Finally, we performed a GDM on this object, with the function gdm(), from ‘gdm’ package. We precised geo=TRUE to include geographic distance between plots.</text:p>
      <text:p text:style-name="P1">For every GDM performed, we tested the significativity of Predictors thanks to the function <text:span text:style-name="T46">gdm.crossvalidation</text:span>. We decided to take the top three variables playing a role in targeted dissimilarity. <text:s/>We then extracted predictors <text:span text:style-name="T45">from the created object</text:span> and associated coefficients for each trophic guild. Finally, we extracted from the gdm function the observed dissimilarity of the community, in relation with the predicted ecological distance. We compared these relationships between trophic guilds for a fixed observation level.</text:p>
      <text:p text:style-name="P3"><text:span text:style-name="Police_20_par_20_défaut"><text:span text:style-name="T1">All the analyses were performed on RStudio version 4.2.3.1. Scripts, data and figures are available at </text:span></text:span><text:a xlink:type="simple" xlink:href="https://github.com/Aurelien-Navarro/Macrofauna" office:target-frame-name="_top" xlink:show="replace" text:style-name="Internet_20_link" text:visited-style-name="Visited_20_Internet_20_Link"><text:span text:style-name="Police_20_par_20_défaut"><text:span text:style-name="T1">https://github.com/Aurelien-Navarro/Macrofauna</text:span></text:span></text:a></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5-02T14:57:00Z</meta:creation-date>
    <dc:date>2023-06-05T13:32:43.160000000</dc:date>
    <meta:editing-cycles>36</meta:editing-cycles>
    <meta:editing-duration>PT8H5M39S</meta:editing-duration>
    <meta:document-statistic meta:table-count="0" meta:image-count="0" meta:object-count="0" meta:page-count="5" meta:paragraph-count="36" meta:word-count="1555" meta:character-count="10649" meta:non-whitespace-character-count="9112"/>
    <meta:template xlink:type="simple" xlink:actuate="onRequest" xlink:title="" xlink:href="../../../../../../../Users/PC/Downloads/M&amp;M.odt/Normal.dotm"/>
  </office:meta>
</office:document-meta>
</file>